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d be happy to draft the first chapter of the eBook on "AI as an Attentional Shield" based on the information in the AI for Focused Presence document. I'll aim for a style reminiscent of authors like Malcolm Gladwell, Steven Pinker, and Cal Newport who combine research insights with engaging storytelling and practical applications.</text:p>
      <text:h text:style-name="Heading_20_1" text:outline-level="1">Chapter 1: The Captive Mind: Understanding Digital Overload in the Age of Constant Connectivity</text:h>
      <text:p text:style-name="Text_20_body">Imagine your brain as a crowded theater where a thousand performers are simultaneously vying for the spotlight. Some shout, others flash bright colors, many ping incessantly for acknowledgment. This isn't a metaphor—it's a Tuesday morning in the life of your cognitive processes.</text:p>
      <text:p text:style-name="Text_20_body">The modern digital landscape has transformed our mental environment in ways we're only beginning to understand. What we experience as the simple frustration of trying to read an article while notifications cascade down our screens is actually a sophisticated neurological drama playing out in real-time—a battle for the most precious and limited resource of the digital age: your attention.</text:p>
      <text:h text:style-name="Heading_20_2" text:outline-level="2">The Invisible Tax on Your Mental Bandwidth</text:h>
      <text:p text:style-name="Text_20_body">Every day, your mind pays a tax you never explicitly agreed to. This tax isn't collected in dollars but in fragments of focus, slivers of sustained thought, and pieces of potential creativity. The collector isn't a government agency but something far more pervasive: the digital environment we've built around ourselves, one notification at a time.</text:p>
      <text:p text:style-name="Text_20_body">The science reveals a troubling reality. When the volume of incoming information exceeds our processing capacity, we experience what researchers clinically term "information overload." The symptoms are familiar to all of us: inefficient work, confusion, decision paralysis, anxiety, and stress. What feels like a personal failing—"Why can't I just focus?"—is actually a predictable response to an environment that human cognition wasn't designed to navigate.</text:p>
      <text:p text:style-name="Text_20_body">But the tax runs deeper than momentary distraction. The constant stream of notifications and information prompts us to divide our attention across multiple sources, leading to what researchers have called "continuous partial attention"—a state where we're perpetually scanning for new stimuli without fully engaging with anything. Studies show that students might struggle to maintain focus for as little as six minutes when technological distractors are present.</text:p>
      <text:p text:style-name="Text_20_body">This isn't merely annoying—it's actively reshaping how our brains function.</text:p>
      <text:h text:style-name="Heading_20_2" text:outline-level="2">The Cognitive Casualties of Digital Life</text:h>
      <text:p text:style-name="Text_20_body">The toll of digital overload manifests in three critical areas of cognitive function, each with cascading consequences for how we think, work, and live:</text:p>
      <text:p text:style-name="Text_20_body"><text:soft-page-break/>First, our attention becomes fragmented. Like a spotlight constantly jerking from one object to another, our ability to sustain focus on a single task diminishes. We develop what some have called "popcorn brain"—jumping from thought to thought, website to website, app to app. The result isn't just reduced productivity but a fundamental shift in how we engage with ideas. Deep contemplation becomes increasingly rare, replaced by shallow skimming across the surface of information.</text:p>
      <text:p text:style-name="Text_20_body">Second, our memory systems struggle to consolidate information. Think of memory as a filing system that requires a certain amount of processing time to properly categorize and store information. The rapid-fire consumption model of digital media rarely allows for this crucial processing. We consume more but retain less. The digital environment encourages what cognitive scientists call "shallow processing"—we recognize information without deeply comprehending it.</text:p>
      <text:p text:style-name="Text_20_body">Third, our cognitive load reaches unsustainable levels. Cognitive Load Theory provides a useful framework here: our working memory has a strictly limited capacity. Digital multitasking, which involves rapidly switching between different information streams, significantly increases this load, reducing overall cognitive efficiency. This leads to poorer decision-making, increased errors, and greater reliance on mental shortcuts rather than careful analysis.</text:p>
      <text:p text:style-name="Text_20_body">Perhaps most insidious is what researchers call the "brain drain" hypothesis: the mere presence of your smartphone—even when you're not actively using it—consumes cognitive resources. Why? Because actively resisting the urge to check your phone requires mental effort, leaving fewer resources available for whatever task you're attempting to focus on.</text:p>
      <text:p text:style-name="Text_20_body">The cost appears most severe for those who were already neurologically predisposed to attention challenges.</text:p>
      <text:h text:style-name="Heading_20_2" text:outline-level="2">When Digital Distraction Meets ADHD: A Perfect Storm</text:h>
      <text:p text:style-name="Text_20_body">For individuals with Attention-Deficit/Hyperactivity Disorder (ADHD), the modern digital environment isn't merely distracting—it's almost perfectly engineered to exploit core cognitive vulnerabilities.</text:p>
      <text:p text:style-name="Text_20_body">ADHD is fundamentally understood as a disorder involving deficits in executive functions—the higher-order cognitive processes essential for self-regulation and goal-directed behavior. These executive functions include working memory (holding and manipulating information), inhibition (filtering distractions and controlling impulses), sustained attention, task initiation, planning, organization, and cognitive flexibility.</text:p>
      <text:p text:style-name="Text_20_body">The digital world, with its constant stream of notifications, hyperlinks, engaging stimuli, and demands for multitasking, directly targets these vulnerabilities. The requirement to constantly shift focus and manage multiple information streams heavily taxes already strained executive functions. The stimulating and rewarding nature of many digital activities, often providing frequent small "hits" of dopamine, can make disengagement particularly difficult for individuals with ADHD, who may have differences in reward processing systems.</text:p>
      <text:p text:style-name="Text_20_body">Adding to this perfect storm is the phenomenon of sensory overload, which appears more common in the ADHD population. This occurs when the brain is overwhelmed by the volume or intensity of <text:soft-page-break/>sensory input. The multi-sensory, often cluttered and notification-heavy nature of digital interfaces can readily trigger such overload, leading to feelings of anxiety, irritation, or mental shutdown.</text:p>
      <text:p text:style-name="Text_20_body">This isn't to paint a hopeless picture—rather, it's to recognize that what many experience as personal failure ("Why can't I just put my phone down?") is actually a predictable result of neurological differences interacting with an environment optimized for distraction.</text:p>
      <text:h text:style-name="Heading_20_2" text:outline-level="2">The Paradox of Digital Solutions</text:h>
      <text:p text:style-name="Text_20_body">Here's where we encounter a fascinating paradox: the same digital revolution that created these challenges might also hold the key to managing them. Specifically, the rise of artificial intelligence presents a remarkable opportunity to transform our relationship with technology.</text:p>
      <text:p text:style-name="Text_20_body">What if, instead of viewing AI as yet another tool for increasing output, we reconceptualized it as a shield for our finite attention? What if AI could filter the digital noise, organize information in ways aligned with how our brains actually work, and create spaces for deep thought and genuine presence?</text:p>
      <text:p text:style-name="Text_20_body">This isn't a futuristic fantasy—it's happening now. AI tools are being developed that can intelligently manage notifications, summarize lengthy content, prioritize information based on relevance, organize thoughts and ideas, and create friction-free workflows that reduce cognitive load rather than increase it.</text:p>
      <text:p text:style-name="Text_20_body">The key insight is this: technology itself isn't inherently attention-depleting. Rather, it's how we've configured our digital tools—optimized for engagement metrics rather than cognitive well-being—that creates the problem. AI offers the potential to reconfigure this relationship, serving as an attentional ally rather than an enemy.</text:p>
      <text:h text:style-name="Heading_20_2" text:outline-level="2">A New Framework: AI as Cognitive Support</text:h>
      <text:p text:style-name="Text_20_body">Consider a simple example: Every day, you likely encounter dozens of articles, reports, or documents that seem potentially valuable, but reading them all would be impossible. The traditional approach involves either skimming (and missing valuable details) or bookmarking for later (creating a digital pile that grows but is rarely revisited).</text:p>
      <text:p text:style-name="Text_20_body">Now imagine an AI assistant that doesn't just store these items but intelligently processes them—extracting key points aligned with your specific interests, identifying connections to projects you're working on, and presenting this information in a format optimized for your comprehension and retention.</text:p>
      <text:p text:style-name="Text_20_body">This isn't replacing human thinking but augmenting it—removing the extrinsic cognitive load (the mental effort spent navigating poorly designed information environments) so more capacity remains for intrinsic load (the inherent complexity of the task itself).</text:p>
      <text:p text:style-name="Text_20_body">The profound shift here is from viewing technology as something that does things for us to something that creates the conditions in which we can think more effectively for ourselves. It's not about outsourcing thought but creating environments conducive to deeper, more sustained thought.</text:p>
      <text:h text:style-name="Heading_20_2" text:outline-level="2"><text:soft-page-break/>The Path Forward</text:h>
      <text:p text:style-name="Text_20_body">Throughout this book, we'll explore practical strategies for implementing this framework—for using AI not as a productivity engine but as an attentional shield. We'll examine specific tools and techniques suitable for different technical comfort levels, ways to integrate AI with established cognitive and mindfulness principles, and approaches for customizing AI supports to individual cognitive profiles.</text:p>
      <text:p text:style-name="Text_20_body">But before diving into these practical elements, let's be clear about what's at stake. The capacity for sustained attention isn't merely a productivity hack—it's foundational to our ability to think deeply, connect meaningfully with others, and engage fully with our lives. When we lose this capacity, we lose something essentially human.</text:p>
      <text:p text:style-name="Text_20_body">What we're proposing isn't technological solutionism. AI alone won't solve the attention crisis. But thoughtfully implemented, AI tools can help create the conditions under which we can reclaim our mental space from the forces competing for it.</text:p>
      <text:p text:style-name="Text_20_body">The goal isn't to eliminate all distractions or to achieve some superhuman state of perpetual focus. Rather, it's to develop a more intentional relationship with our digital environment—one where technology serves our cognitive needs rather than exploiting our cognitive vulnerabilities.</text:p>
      <text:p text:style-name="Text_20_body">In the chapters that follow, we'll build a practical framework for achieving this goal, starting with simple techniques anyone can implement and moving toward more advanced customizations. But the principle remains consistent throughout: in a world designed to capture our attention, we can use AI to help shield it, allowing us to direct this precious resource toward what truly matte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7:27:57.835372000</meta:creation-date>
    <dc:date>2025-04-23T20:28:56.212481000</dc:date>
    <meta:editing-duration>PT1H33M6S</meta:editing-duration>
    <meta:editing-cycles>1</meta:editing-cycles>
    <meta:document-statistic meta:table-count="0" meta:image-count="0" meta:object-count="0" meta:page-count="4" meta:paragraph-count="38" meta:word-count="1530" meta:character-count="10588" meta:non-whitespace-character-count="9117"/>
    <meta:generator>LibreOffice/25.2.1.2$MacOSX_AARCH64 LibreOffice_project/d3abf4aee5fd705e4a92bba33a32f40bc4e56f49</meta:generator>
  </office:meta>
</office:document-meta>
</file>